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yl1" style:master-page-name="Standard">
      <style:paragraph-properties fo:margin-left="1in" fo:line-height="100%" fo:text-align="left" style:justify-single-word="false" fo:text-indent="0.5in" style:auto-text-indent="false" style:page-number="1"/>
    </style:style>
    <style:style style:name="P2" style:family="paragraph" style:parent-style-name="Heading_20_2">
      <style:paragraph-properties fo:margin-top="0in" fo:margin-bottom="0.0555in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text-properties officeooo:paragraph-rsid="000421f4"/>
    </style:style>
    <style:style style:name="P7" style:family="paragraph" style:parent-style-name="Standard" style:list-style-name="WWNum4">
      <style:paragraph-properties fo:margin-top="0in" fo:margin-bottom="0in" style:contextual-spacing="false" fo:padding="0in" fo:border="none" style:shadow="none" style:join-border="false"/>
    </style:style>
    <style:style style:name="P8" style:family="paragraph" style:parent-style-name="Standard" style:list-style-name="WWNum4">
      <style:paragraph-properties fo:padding="0in" fo:border="none" style:shadow="none" style:join-border="false"/>
    </style:style>
    <style:style style:name="P9" style:family="paragraph" style:parent-style-name="Standard" style:list-style-name="WWNum2">
      <style:paragraph-properties fo:margin-top="0in" fo:margin-bottom="0in" style:contextual-spacing="false" fo:padding="0in" fo:border="none" style:shadow="none" style:join-border="false"/>
    </style:style>
    <style:style style:name="P10" style:family="paragraph" style:parent-style-name="Standard" style:list-style-name="WWNum2">
      <style:paragraph-properties fo:padding="0in" fo:border="none" style:shadow="none" style:join-border="false"/>
    </style:style>
    <style:style style:name="P11" style:family="paragraph" style:parent-style-name="Standard" style:list-style-name="WWNum3">
      <style:paragraph-properties fo:margin-top="0in" fo:margin-bottom="0in" style:contextual-spacing="false" fo:padding="0in" fo:border="none" style:shadow="none" style:join-border="false"/>
    </style:style>
    <style:style style:name="P12" style:family="paragraph" style:parent-style-name="Standard" style:list-style-name="WWNum3">
      <style:paragraph-properties fo:padding="0in" fo:border="none" style:shadow="none" style:join-border="false"/>
    </style:style>
    <style:style style:name="P13" style:family="paragraph" style:parent-style-name="Standard" style:list-style-name="WWNum1">
      <style:paragraph-properties fo:margin-top="0in" fo:margin-bottom="0in" style:contextual-spacing="false" fo:padding="0in" fo:border="none" style:shadow="none" style:join-border="false"/>
    </style:style>
    <style:style style:name="P14" style:family="paragraph" style:parent-style-name="Standard" style:list-style-name="WWNum1">
      <style:paragraph-properties fo:padding="0in" fo:border="none" style:shadow="none" style:join-border="false"/>
    </style:style>
    <style:style style:name="P15" style:family="paragraph" style:parent-style-name="Styl2">
      <style:paragraph-properties fo:margin-left="0.5in" fo:text-indent="-0.5in" style:auto-text-indent="false"/>
    </style:style>
    <style:style style:name="T1" style:family="text">
      <style:text-properties style:font-name="Calibri Light" fo:font-size="16pt" fo:font-weight="normal" style:font-size-asian="16pt" style:font-weight-asian="normal" style:font-family-complex="'Calibri Light'" style:font-family-generic-complex="system" style:font-pitch-complex="variable" style:font-size-complex="16pt"/>
    </style:style>
    <style:style style:name="T2" style:family="text">
      <style:text-properties style:font-name="Calibri" fo:font-size="16pt" fo:font-weight="normal" style:font-size-asian="16pt" style:font-weight-asian="normal" style:font-name-complex="Calibri1" style:font-size-complex="16pt"/>
    </style:style>
    <style:style style:name="T3" style:family="text">
      <style:text-properties style:font-name="Calibri" fo:font-size="16pt" style:font-size-asian="16pt" style:font-name-complex="Calibri1" style:font-size-complex="16pt" fo:background-color="#ffff00"/>
    </style:style>
    <style:style style:name="T4" style:family="text">
      <style:text-properties style:font-name="Calibri" fo:font-size="16pt" fo:font-weight="normal" style:font-size-asian="16pt" style:font-weight-asian="normal" style:font-name-complex="Calibri1" style:font-size-complex="16pt" fo:background-color="#ffff00"/>
    </style:style>
    <style:style style:name="T5" style:family="text">
      <style:text-properties style:font-name="Calibri" fo:font-size="16pt" fo:font-weight="bold" style:font-size-asian="16pt" style:font-weight-asian="bold" style:font-name-complex="Calibri1" style:font-size-complex="16pt"/>
    </style:style>
    <style:style style:name="T6" style:family="text">
      <style:text-properties style:font-name="Calibri" fo:font-size="16pt" style:font-size-asian="16pt" style:font-name-complex="Calibri1" style:font-size-complex="16pt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fo:font-weight="bold" style:font-style-asian="italic" style:font-weight-asian="bold" fo:background-color="#ffff00"/>
    </style:style>
    <style:style style:name="T12" style:family="text">
      <style:text-properties fo:font-weight="bold" style:font-weight-asian="bold" fo:background-color="#ffff00"/>
    </style:style>
    <style:style style:name="T13" style:family="text">
      <style:text-properties fo:background-color="#ffff00"/>
    </style:style>
    <style:style style:name="T14" style:family="text">
      <style:text-properties officeooo:rsid="000421f4"/>
    </style:style>
    <style:style style:name="T15" style:family="text">
      <style:text-properties style:text-position="super 58%" fo:font-weight="bold" style:font-weight-asian="bold" fo:background-color="#ffff00"/>
    </style:style>
    <style:style style:name="T16" style:family="text">
      <style:text-properties style:text-underline-style="solid" style:text-underline-width="auto" style:text-underline-color="font-color" fo:font-weight="normal" officeooo:rsid="000421f4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0421f4" fo:background-color="transparent" loext:char-shading-value="0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color="#000000" loext:opacity="100%" style:text-underline-style="solid" style:text-underline-width="auto" style:text-underline-color="font-color" fo:font-weight="bold" style:font-weight-asian="bold" fo:background-color="#ffff00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font-weight="bold" style:font-weight-asian="bold" fo:background-color="#ffff00"/>
    </style:style>
    <style:style style:name="T23" style:family="text">
      <style:text-properties fo:color="#000000" loext:opacity="100%" fo:background-color="#ffff00"/>
    </style:style>
    <style:style style:name="T24" style:family="text">
      <style:text-properties fo:color="#000000" loext:opacity="100%" style:text-underline-style="solid" style:text-underline-width="auto" style:text-underline-color="font-color"/>
    </style:style>
    <style:style style:name="T25" style:family="text">
      <style:text-properties fo:color="#000000" loext:opacity="100%" fo:font-weight="bold" style:font-weight-asian="bold"/>
    </style:style>
    <style:style style:name="T2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Základy informatiky</text:h>
      <text:h text:style-name="P2" text:outline-level="2" loext:marker-style-name="T1"><text:span text:style-name="T1">* nepovinné informace</text:span><text:span text:style-name="T1"/></text:h>
      <text:h text:style-name="P2" text:outline-level="2" loext:marker-style-name="T2"><text:span text:style-name="T3">důležité informace</text:span><text:span text:style-name="T4"/></text:h>
      <text:p text:style-name="P3" loext:marker-style-name="T5"><text:span text:style-name="T6">*</text:span><text:span text:style-name="T5"> důležité informace v nepovinné sekci dokumentu</text:span></text:p>
      <text:p text:style-name="P4" loext:marker-style-name="T7"/>
      <text:p text:style-name="P5" loext:marker-style-name="T7"/>
      <text:p text:style-name="Styl2" loext:marker-style-name="T8"><text:span text:style-name="T8">1.1.1. Informatika a informační technologie</text:span><text:span text:style-name="T8"/></text:p>
      <text:p text:style-name="Styl3">vysvětlení</text:p>
      <text:p text:style-name="Standard"><text:span text:style-name="T9">Informatika</text:span> – vědní obor, získávání, zpracování a využití informací</text:p>
      <text:p text:style-name="Standard"><text:span text:style-name="T9">Umělá inteligence</text:span> (<text:span text:style-name="T10">AI – </text:span><text:span text:style-name="T11">Artificial Inteligency</text:span>) – snaha <text:span text:style-name="T12">napodobit intelektuální činnost člověka</text:span></text:p>
      <text:p text:style-name="Standard"><text:span text:style-name="T9">Expertní systémy</text:span> – <text:span text:style-name="T12">napomáhají odborníkům</text:span><text:span text:style-name="T13"> </text:span>(např. <text:span text:style-name="T12">diagnóza</text:span>), berou v potaz velké množství dat, na základě vstupních dat <text:span text:style-name="T12">prohledají databázi</text:span></text:p>
      <text:p text:style-name="Standard"><text:span text:style-name="T9">Kybernetika a robotika</text:span> – konstrukce strojů, <text:span text:style-name="T12">samostatně reagují na podněty</text:span>, velké praktické využití</text:p>
      <text:p text:style-name="Standard"><text:span text:style-name="T9">Počítačová simulace</text:span> – zkoumání neexistujících nebo těžko přístupných objektů, jevů</text:p>
      <text:p text:style-name="Standard"><text:span text:style-name="T9">Telekomunikace</text:span> – <text:span text:style-name="T12">vzdálený přenos informací</text:span>, internet, telefon</text:p>
      <text:p text:style-name="Standard"/>
      <text:p text:style-name="Styl2" loext:marker-style-name="T8"><text:span text:style-name="T8">1.1.2. Data, informace, signál</text:span><text:span text:style-name="T8"/></text:p>
      <text:p text:style-name="Styl3">dělení</text:p>
      <text:p text:style-name="Standard"><text:span text:style-name="T9">Data</text:span> – <text:span text:style-name="T12">fakta získaná z reality</text:span>, teplota, tlak, hmotnost</text:p>
      <text:p text:style-name="Standard"><text:span text:style-name="T9">Informace</text:span> – vyhodnocená<text:span text:style-name="T12">, uspořádaná data</text:span>, která pomáhají při rozhodování</text:p>
      <text:p text:style-name="Standard"><text:span text:style-name="T9">Signá</text:span>l – <text:span text:style-name="T12">fyzický nositel informací</text:span>, bývá vyjádřen jako fyzikální veličina, která mění svůj stav (zvuková vlna, tlak plynu, elektrické napětí)</text:p>
      <text:p text:style-name="Standard"/>
      <text:p text:style-name="Styl2" loext:marker-style-name="T8"><text:span text:style-name="T8">1.1.3. Analogový a digitální signál</text:span><text:span text:style-name="T8"/></text:p>
      <text:p text:style-name="Styl3">dělení</text:p>
      <text:p text:style-name="Standard"><text:span text:style-name="T9">Analogový signál</text:span> – spojitá křivka, <text:span text:style-name="T12">věrně napodobuje původní signál</text:span>, přenosem a kopírováním ztrácí na kvalitě a vzniká šum</text:p>
      <text:p text:style-name="Standard"><text:span text:style-name="T9">Digitální signál</text:span> – nespojitý, <text:span text:style-name="T12">mnohonásobně kopírovatelný</text:span> bez ztráty na kvalitě</text:p>
      <text:p text:style-name="Standard"><text:span text:style-name="T9">Digitalizace</text:span> – umožňuje zpracovat <text:span text:style-name="T12">signál na digitálním zařízení</text:span>, vyjádření v číslech</text:p>
      <text:p text:style-name="Standard"><text:span text:style-name="T9">A/D převodník</text:span> – nástroj pro digitalizaci, původní analogová křivka je rozporcována na malé úseky (<text:span text:style-name="T12">vzorkování</text:span>, osa x) a každý vzorek dostane hodnotu (<text:span text:style-name="T12">kvantování</text:span>, osa y) </text:p>
      <text:p text:style-name="Styl2" loext:marker-style-name="T8"><text:soft-page-break/><text:span text:style-name="T8">1.2. Jednotky v informatice</text:span><text:span text:style-name="T8"/></text:p>
      <text:p text:style-name="Styl3">dělení</text:p>
      <text:p text:style-name="Standard"><text:span text:style-name="T9">Bit</text:span> (<text:span text:style-name="T10">Binary digit</text:span>) - základní, nejmenší jednotkou informace, <text:span text:style-name="T12">logická informace ano/ne (1/0)</text:span>, v praxi např. <text:span text:style-name="T12">architektura systému</text:span> (32 b, 64 b)</text:p>
      <text:p text:style-name="Standard"><text:span text:style-name="T9">Bitová hloubka</text:span> – počet bitů potřebný k uložení vzorku dat</text:p>
      <text:p text:style-name="Standard"><text:span text:style-name="T9">Byte</text:span> – <text:span text:style-name="T12">jednotka množství dat</text:span>,<text:span text:style-name="T14">zabira 8 bitu,</text:span> <text:span text:style-name="T12">1 B pojme 256 (2</text:span><text:span text:style-name="T15">8</text:span><text:span text:style-name="T12">) různých hodnot</text:span>, nejmenší jednotka, se kterou dokáže procesor pracovat, další odvozené jednotky <text:span text:style-name="T12">KB = 2</text:span><text:span text:style-name="T15">10 </text:span><text:span text:style-name="T12">B</text:span>, <text:span text:style-name="T12">MB = 2</text:span><text:span text:style-name="T15">20 </text:span><text:span text:style-name="T12">B</text:span>, <text:span text:style-name="T12">GB = 2</text:span><text:span text:style-name="T15">30 </text:span><text:span text:style-name="T12">B</text:span>, <text:span text:style-name="T12">TB = 2</text:span><text:span text:style-name="T15">40 </text:span><text:span text:style-name="T12">B</text:span></text:p>
      <text:p text:style-name="Styl2" loext:marker-style-name="T8"><text:span text:style-name="T8">1.3. Číselné soustavy a jejich převody</text:span><text:span text:style-name="T8"/></text:p>
      <text:p text:style-name="Styl3">dělení</text:p>
      <text:p text:style-name="Standard"><text:span text:style-name="T9">Binární soustava</text:span> – dva základní stavy (vypnuto, <text:span text:style-name="T12">false = 0</text:span>, zapnuto, <text:span text:style-name="T12">true = 1</text:span>) </text:p>
      <text:p text:style-name="Standard"><text:span text:style-name="T9">Oktalová soustava</text:span> – hodnoty <text:span text:style-name="T12">0-7</text:span></text:p>
      <text:p text:style-name="Standard"><text:span text:style-name="T9">Dekadická soustava</text:span> – hodnoty <text:span text:style-name="T12">0-9</text:span></text:p>
      <text:p text:style-name="Standard"><text:span text:style-name="T9">Hexadecimální soustava</text:span> – hodnoty <text:span text:style-name="T12">0-9 + A-F</text:span><text:span text:style-name="T13"> </text:span>(<text:span text:style-name="T12">10–15</text:span>), použití např. <text:span text:style-name="T12">HTML a CSS barvy</text:span>, kód ve znakových sadách, <text:span text:style-name="T12">fyzické MAC adresy</text:span></text:p>
      <text:p text:style-name="P6"><text:span text:style-name="T16">Převod do dvojkové soustavy</text:span><text:span text:style-name="T17"> - </text:span>Číslo zapsané v desítkové soustavě dělíme základem 2 a zapisujeme zbytky (0 nebo 1). Zjištěné zbytky uspořádáme v obráceném pořadí, tedy zprava doleva.</text:p>
      <text:p text:style-name="P6"><text:span text:style-name="T18">Převod z dvojkové do desítkové soustavy</text:span><text:span text:style-name="T19"> - </text:span>Jednotlivé číslice binárního čísla představují příslušnou mocninu základu 2. Sečteme pouze ty mocniny, které jsou v binárním čísle zastoupeny jedničkou.</text:p>
      <text:p text:style-name="Styl2" loext:marker-style-name="T8"><text:span text:style-name="T8">1.3.1. Uložení čísel v paměti počítače</text:span></text:p>
      <text:p text:style-name="Styl3">vysvětlení</text:p>
      <text:p text:style-name="Standard">Čísla musí být uložena v binární soustavě, datové typ<text:span text:style-name="T14">y</text:span> se rozdělují podle toho, jestli slouží pro ukládání celých nebo desetinných čísel, <text:span text:style-name="T12">kladná (</text:span><text:span text:style-name="T11">unsigned</text:span><text:span text:style-name="T12">)</text:span>, <text:span text:style-name="T12">záporná (</text:span><text:span text:style-name="T11">signed</text:span><text:span text:style-name="T12">)</text:span>, datové typy mají předem vymezen počet bitů v paměti</text:p>
      <text:p text:style-name="Standard">Např. byte zabírá 256 bitů, ukládá celá čísla, může uložit unsigned číslo v rozsahu 0 až 255 nebo signed -128 až +128</text:p>
      <text:p text:style-name="Standard">Deset<text:span text:style-name="T14">i</text:span>nná čísla jsou uložena:</text:p>
      <text:list text:style-name="WWNum4">
        <text:list-item>
          <text:p text:style-name="P7"><text:span text:style-name="T20">Znaménkový bit</text:span><text:span text:style-name="T21"> – určuje, je-li číslo </text:span><text:span text:style-name="T22">signed</text:span><text:span text:style-name="T21"> (1) nebo </text:span><text:span text:style-name="T22">unsigned</text:span><text:span text:style-name="T23"> </text:span><text:span text:style-name="T21">(0)</text:span></text:p>
        </text:list-item>
        <text:list-item>
          <text:p text:style-name="P7"><text:span text:style-name="T24">Exponent</text:span><text:span text:style-name="T21"> – celé číslo </text:span><text:span text:style-name="T22">včetně znaménka</text:span></text:p>
        </text:list-item>
        <text:list-item>
          <text:p text:style-name="P8"><text:span text:style-name="T24">Mantisa</text:span><text:span text:style-name="T21"> – za desetinou čárkou</text:span></text:p>
        </text:list-item>
      </text:list>
      <text:p text:style-name="Styl2" loext:marker-style-name="T8"><text:span text:style-name="T8">1.4. Princip kódování informací</text:span><text:span text:style-name="T8"/></text:p>
      <text:p text:style-name="Styl3">vysvětlení</text:p>
      <text:p text:style-name="Standard"><text:span text:style-name="T9">Kód</text:span> – pravidlo, jak <text:span text:style-name="T12">přenést množinu znaků na jinou</text:span>, takové množině se říká abeceda</text:p>
      <text:p text:style-name="Standard"><text:span text:style-name="T9">Čárový kód</text:span> – tmavé čáry, světlé mezery, čte se pomocí snímače čárových kódů, najdeme ho v obchodech (EAN 13 a EAN 8), může být:</text:p>
      <text:list text:style-name="WWNum2">
        <text:list-item>
          <text:p text:style-name="P9"><text:soft-page-break/><text:span text:style-name="T22">Jednodimenzionální</text:span><text:span text:style-name="T21"> (1 D) </text:span><text:span text:style-name="T25">-</text:span><text:span text:style-name="T21"> </text:span><text:span text:style-name="T22">omezená</text:span><text:span text:style-name="T23"> </text:span><text:span text:style-name="T22">kapacita</text:span><text:span text:style-name="T21">, obvykle kódují řetězec znaků sloužící jako klíč k externí databázi</text:span></text:p>
        </text:list-item>
        <text:list-item>
          <text:p text:style-name="P10"><text:span text:style-name="T22">Dvoudimenzionální</text:span><text:span text:style-name="T21"> (2 D) – vyšší kapacita, obsahují </text:span><text:span text:style-name="T22">veškeré informace</text:span><text:span text:style-name="T23"> </text:span><text:span text:style-name="T21">o označeném předmětu</text:span></text:p>
        </text:list-item>
      </text:list>
      <text:p text:style-name="Standard"><text:span text:style-name="T9">QR kód</text:span> (<text:span text:style-name="T10">quick response</text:span>) – dokáže pracovat se zkreslením, kompenzuje ztráty, najdeme ho v galeriích, muzeích, při platbách, je tvořen: </text:p>
      <text:list text:style-name="WWNum3">
        <text:list-item>
          <text:p text:style-name="P11"><text:span text:style-name="T22">geometrickou vrstvou</text:span><text:span text:style-name="T21"> – přesná lokalizaci geometrických pozic, kde mají být čteny informační bity</text:span></text:p>
        </text:list-item>
        <text:list-item>
          <text:p text:style-name="P12"><text:span text:style-name="T22">informační vrstvou</text:span><text:span text:style-name="T21"> – černý bod = binární 1, černý bod = binární 0</text:span></text:p>
        </text:list-item>
      </text:list>
      <text:p text:style-name="Styl2"/>
      <text:p text:style-name="Styl2" loext:marker-style-name="T8"><text:span text:style-name="T8">1.4.1. Znakové kódy</text:span><text:span text:style-name="T8"/></text:p>
      <text:p text:style-name="Styl3">vysvětlení</text:p>
      <text:p text:style-name="Standard">Znaku je přiřazen číselný kód, pak je uspořádán do tabulky, tzv. <text:span text:style-name="T12">znaková sada</text:span></text:p>
      <text:p text:style-name="Standard"><text:span text:style-name="T9">ASCII</text:span> (<text:span text:style-name="T10">American Standard Code for Information Interchange</text:span>) – nejúspěšnější znaková sada, vychází z ní většina standardů pro kódování, nejprve obsahoval <text:span text:style-name="T12">2</text:span><text:span text:style-name="T15">7</text:span><text:span text:style-name="T12"> platných znaků</text:span>, pro potřeby dalších jazyků se užívá <text:span text:style-name="T12">extended ASCII</text:span> - <text:span text:style-name="T12">2</text:span><text:span text:style-name="T15">8</text:span><text:span text:style-name="T12"> znaků</text:span>, jeden znak = 1 B, v česku nahrazovala diakritika některé méně používané znaky rozšířené ASCII (vznikalo mnoho nekompatibilních tabulek)</text:p>
      <text:p text:style-name="Standard"><text:span text:style-name="T9">Unicode </text:span>– <text:span text:style-name="T12">původně univerzální znaková sada</text:span>, měla pojmout všechny již definované znaky, šestnáctibitové kódování</text:p>
      <text:p text:style-name="Standard"><text:span text:style-name="T9">UTF</text:span> – označení pro varianty Unicode, <text:span text:style-name="T12">liší se nároky na paměť</text:span></text:p>
      <text:p text:style-name="Standard"><text:span text:style-name="T9">UTF-8</text:span> – nejužívanější kódování, úsporný způsob využití paměti, <text:span text:style-name="T12">kompatibilní ASCII</text:span>, <text:span text:style-name="T12">znaky se kódují</text:span> <text:span text:style-name="T12">různě dlouhou posloupností bajtů podle pozice v Unicode</text:span> (tradiční znaky 1 B, diakritika 2 B, speciální znaky 3-4 B)</text:p>
      <text:p text:style-name="Styl2" loext:marker-style-name="T8"><text:span text:style-name="T8">1.4.1.1. Speciální a řídící znaky</text:span><text:span text:style-name="T8"/></text:p>
      <text:p text:style-name="Styl3">vysvětlení</text:p>
      <text:p text:style-name="Standard"><text:span text:style-name="T12">Neviditelné znaky</text:span> na začátku ASCII, dnes se vyskytují <text:span text:style-name="T12">SPC</text:span> – prázdný znak, <text:span text:style-name="T12">HT</text:span> – tabulátor, <text:span text:style-name="T12">LF</text:span> – odřádkování, <text:span text:style-name="T12">CR</text:span> – návrat vozíku, <text:span text:style-name="T12">neexistuje všeobecně přijímaný standard</text:span> (např. pro odřádkování: Unix LF, Microsoft CR+LF, Apple CR)</text:p>
      <text:p text:style-name="Standard" loext:marker-style-name="T8"><text:span text:style-name="Styl2_20_Char"><text:span text:style-name="T8">1.4.1.2. Escape sekvence</text:span></text:span><text:span text:style-name="T8"/></text:p>
      <text:p text:style-name="Styl3" loext:marker-style-name="T26"><text:span text:style-name="Styl2_20_Char">vysvětlení</text:span><text:span text:style-name="T26"/></text:p>
      <text:p text:style-name="Standard"><text:span text:style-name="T12">Speciální skupina řídících znaků</text:span>, měnící chování terminálu, interpretu atd., v programování se používají pro <text:span text:style-name="T12">potlačení speciálního významu znaku</text:span> a počátečním escape znakem bývá „\“, pro zalomení řádku „\n“</text:p>
      <text:p text:style-name="Standard"><text:span text:style-name="T9">Entity</text:span> – <text:span text:style-name="T12">speciální sekvence znaků</text:span>, např. <text:s/>&amp;#n je znak n, &amp;#255 (dekadicky) nebo &amp;#xE1 (hexadecimálně) je český znak á</text:p>
      <text:p text:style-name="Styl2" loext:marker-style-name="T8"><text:span text:style-name="T8">1.5. Přenos informací a princip datové komprese</text:span><text:span text:style-name="T8"/></text:p>
      <text:p text:style-name="Styl3"><text:soft-page-break/>vysvětlení</text:p>
      <text:p text:style-name="Standard"><text:span text:style-name="T9">Komprese dat</text:span> – algoritmus, který <text:span text:style-name="T12">odstraní redundantní data</text:span>, jeho cílem je zmenšit soubor, výsledky vyjadřujeme pomocí <text:span text:style-name="T12">účinnosti</text:span> nebo <text:span text:style-name="T12">kompresního poměru</text:span>, může být:</text:p>
      <text:list text:style-name="WWNum1">
        <text:list-item>
          <text:p text:style-name="P13"><text:span text:style-name="T21">Ztrátová – efektivní, zvuk, video, foto, mozek umí ztracené informace doplnit, JPG</text:span></text:p>
        </text:list-item>
        <text:list-item>
          <text:p text:style-name="P14"><text:span text:style-name="T21">Bezeztrátová – </text:span><text:span text:style-name="T22">lze přesně rekonstruovat dekompresí</text:span><text:span text:style-name="T21">, výsledky měření, text, PNG, GIF</text:span></text:p>
        </text:list-item>
      </text:list>
      <text:p text:style-name="Styl2"/>
      <text:p text:style-name="Styl2" loext:marker-style-name="T8"><text:span text:style-name="T8">1.5.1. Komprese v praxi</text:span><text:span text:style-name="T8"/></text:p>
      <text:p text:style-name="Styl3">vysvětlení</text:p>
      <text:p text:style-name="Standard"><text:span text:style-name="T9">Archivace dat</text:span> – archivní formáty (<text:span text:style-name="T12">zip, rar, tar, gzip</text:span>), programy jsou např. WinZip, WinRAR</text:p>
      <text:p text:style-name="Standard"><text:span text:style-name="T9">Audiovizuální kódování</text:span> – kodeky jsou programy, které ukládají <text:span text:style-name="T12">vysoce komprimovaná data a při přehrávání je dekódují</text:span></text:p>
      <text:p text:style-name="Standard"><text:span text:style-name="T9">Komprese adresářů</text:span> – souborové systémy jako např. <text:span text:style-name="T12">NTFS</text:span></text:p>
      <text:p text:style-name="Styl2"/>
      <text:p text:style-name="Styl2" loext:marker-style-name="T8"><text:span text:style-name="T8">1.5.2. Kompresní algoritmy</text:span><text:span text:style-name="T8"/></text:p>
      <text:p text:style-name="Styl3">dělení</text:p>
      <text:p text:style-name="Standard"><text:span text:style-name="T9">Kódování RLE </text:span>(<text:span text:style-name="T10">run length encoding</text:span>) – spoléhá na <text:span text:style-name="T12">opakující se sousední hodnoty</text:span>, např AAA h = &lt;3A&gt;h</text:p>
      <text:p text:style-name="Standard"><text:span text:style-name="T9">LZW komprese</text:span> – je vytvořen slovník s <text:span text:style-name="T12">odkazy na opakující se bloky dat</text:span></text:p>
      <text:p text:style-name="Standard" loext:marker-style-name="T26"><text:span text:style-name="T9">Huffmanovo kódování</text:span> – vytvoří binární strom na základě frekvence výskytu, tzn. <text:span text:style-name="T12">častější symboly = menší binární číslo</text:span></text:p>
      <text:p text:style-name="Standard"/>
      <text:p text:style-name="Styl2" loext:marker-style-name="T8"><text:span text:style-name="T8">1.5.3. Přenos informací</text:span><text:span text:style-name="T8"/></text:p>
      <text:p text:style-name="Styl3">vysvětlení</text:p>
      <text:p text:style-name="Standard">Odesílatel sdělení zakóduje, pomocí domluveného kanálu ho přenese, příjemce odkóduje a pošle zpětnou vazbu, kterou posoudí, zda-li byla zpráva správně doručena.</text:p>
      <text:p text:style-name="Standard"/>
      <text:p text:style-name="P15" loext:marker-style-name="T8"><text:span text:style-name="T8">1.5.4. Kontrolní součet</text:span><text:span text:style-name="T8"/></text:p>
      <text:p text:style-name="Styl3">vysvětlení</text:p>
      <text:p text:style-name="Standard">Doplňková informace, ověření platnosti zprávy, <text:span text:style-name="T12">porovnání součtu odesílatele a příjemce</text:span></text:p>
      <text:p text:style-name="Standard"><text:span text:style-name="T9">Parita</text:span> – levý krajní (paritní) bit obsahuje informaci o <text:span text:style-name="T12">počtu jedničkových bitů</text:span>, rozlišuje se <text:span text:style-name="T12">lichá parita</text:span> (součet jedničkových bitů včetně paritního je lichý) a <text:span text:style-name="T12">sudá parita</text:span></text:p>
      <text:p text:style-name="Standard"><text:span text:style-name="T9">CRC</text:span> (<text:span text:style-name="T10">Cyclic redundancy check</text:span>) – nad souborem dat provedu hashovací funkci, což je algoritmus, který <text:span text:style-name="T12">převede data na krátký řetězec znaků</text:span> (= hash, kontrolní otisk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cs" style:country-asian="CZ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cs" style:country-asian="CZ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Styl1" style:family="paragraph" style:parent-style-name="Heading_20_1" loext:linked-style-name="Styl1_20_Char">
      <style:paragraph-properties fo:line-height="150%" fo:text-align="center" style:justify-single-word="false"/>
      <style:text-properties fo:text-transform="uppercase" style:font-name="Calibri" fo:font-family="Calibri" style:font-family-generic="swiss" style:font-pitch="variable" fo:font-size="22pt" style:font-size-asian="22pt"/>
    </style:style>
    <style:style style:name="Styl2" style:family="paragraph" style:parent-style-name="Standard" loext:linked-style-name="Styl2_20_Char">
      <style:text-properties style:font-name="Calibri Light" fo:font-family="'Calibri Light'" style:font-family-generic="swiss" style:font-pitch="variable" fo:font-size="16pt" style:font-size-asian="16pt"/>
    </style:style>
    <style:style style:name="Styl3" style:family="paragraph" style:parent-style-name="Styl2" loext:linked-style-name="Styl3_20_Char">
      <style:paragraph-properties fo:text-align="center" style:justify-single-word="false"/>
      <style:text-properties fo:text-transform="uppercase" fo:color="#1f4e79" loext:opacity="100%">
        <loext:char-complex-color loext:theme-type="accent5" loext:color-type="theme">
          <loext:transformation loext:type="shade" loext:value="4980"/>
        </loext:char-complex-color>
      </style:text-properties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font-size="24pt" fo:font-weight="bold" style:font-size-asian="24pt" style:font-weight-asian="bold" style:font-size-complex="24pt"/>
    </style:style>
    <style:style style:name="Styl1_20_Char" style:display-name="Styl1 Char" style:family="text" style:parent-style-name="Nadpis_20_1_20_Char" loext:linked-style-name="Styl1">
      <style:text-properties fo:text-transform="uppercase" style:font-name="Calibri" fo:font-family="Calibri" style:font-family-generic="swiss" style:font-pitch="variable" fo:font-size="22pt" fo:font-weight="bold" style:font-size-asian="22pt" style:font-weight-asian="bold" style:font-size-complex="24pt"/>
    </style:style>
    <style:style style:name="Styl2_20_Char" style:display-name="Styl2 Char" style:family="text" style:parent-style-name="Default_20_Paragraph_20_Font" loext:linked-style-name="Styl2">
      <style:text-properties style:font-name="Calibri Light" fo:font-family="'Calibri Light'" style:font-family-generic="swiss" style:font-pitch="variable" fo:font-size="16pt" style:font-size-asian="16pt"/>
    </style:style>
    <style:style style:name="Styl3_20_Char" style:display-name="Styl3 Char" style:family="text" style:parent-style-name="Styl2_20_Char" loext:linked-style-name="Styl3">
      <style:text-properties fo:text-transform="uppercase" fo:color="#1f4e79" loext:opacity="100%" style:font-name="Calibri Light" fo:font-family="'Calibri Light'" style:font-family-generic="swiss" style:font-pitch="variable" fo:font-size="16pt" style:font-size-asian="16pt">
        <loext:char-complex-color loext:theme-type="accent5" loext:color-type="theme">
          <loext:transformation loext:type="shade" loext:value="4980"/>
        </loext:char-complex-color>
      </style:text-properties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4925in" fo:margin-left="1in" fo:margin-right="1in" style:writing-mode="lr-tb" style:layout-grid-color="#c0c0c0" style:layout-grid-lines="27198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AN HADAMČÍK</meta:initial-creator>
    <meta:editing-cycles>13</meta:editing-cycles>
    <meta:creation-date>2022-09-18T09:30:00</meta:creation-date>
    <dc:date>2026-04-21T21:38:06.734935771</dc:date>
    <meta:editing-duration>PT53M44S</meta:editing-duration>
    <meta:generator>LibreOffice/26.2.2.2$Linux_X86_64 LibreOffice_project/620$Build-2</meta:generator>
    <meta:document-statistic meta:table-count="0" meta:image-count="0" meta:object-count="0" meta:page-count="4" meta:paragraph-count="90" meta:word-count="1010" meta:character-count="7050" meta:non-whitespace-character-count="6087"/>
    <meta:user-defined meta:name="AppVersion">16.0000</meta:user-defined>
    <meta:template xlink:type="simple" xlink:actuate="onRequest" xlink:title="Normal.dotm" xlink:href=""/>
  </office:meta>
</office:document-meta>
</file>